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fo:font-size="14pt" style:font-size-asian="14pt" style:font-size-complex="14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text-properties officeooo:paragraph-rsid="001c1247"/>
    </style:style>
    <style:style style:name="P12" style:family="paragraph" style:parent-style-name="Text_20_body">
      <style:paragraph-properties fo:text-align="center" style:justify-single-word="false"/>
      <style:text-properties officeooo:paragraph-rsid="001c1247"/>
    </style:style>
    <style:style style:name="P13" style:family="paragraph" style:parent-style-name="Text_20_body" style:list-style-name="L5">
      <style:text-properties style:font-name="Liberation Serif" fo:font-size="14pt" style:font-size-asian="14pt" style:font-size-complex="14pt"/>
    </style:style>
    <style:style style:name="P14" style:family="paragraph" style:parent-style-name="Text_20_body" style:list-style-name="L11">
      <style:text-properties style:font-name="Liberation Serif" fo:font-size="14pt" style:font-size-asian="14pt" style:font-size-complex="14pt"/>
    </style:style>
    <style:style style:name="P15" style:family="paragraph" style:parent-style-name="Text_20_body">
      <style:text-properties officeooo:paragraph-rsid="001ea6ab"/>
    </style:style>
    <style:style style:name="P16" style:family="paragraph" style:parent-style-name="Text_20_body" style:list-style-name="L1">
      <style:paragraph-properties fo:margin-top="0cm" fo:margin-bottom="0cm" loext:contextual-spacing="false"/>
    </style:style>
    <style:style style:name="P17" style:family="paragraph" style:parent-style-name="Text_20_body" style:list-style-name="L2">
      <style:paragraph-properties fo:margin-top="0cm" fo:margin-bottom="0cm" loext:contextual-spacing="false"/>
    </style:style>
    <style:style style:name="P18" style:family="paragraph" style:parent-style-name="Text_20_body" style:list-style-name="L3">
      <style:paragraph-properties fo:margin-top="0cm" fo:margin-bottom="0cm" loext:contextual-spacing="false"/>
    </style:style>
    <style:style style:name="P19" style:family="paragraph" style:parent-style-name="Text_20_body" style:list-style-name="L4">
      <style:paragraph-properties fo:margin-top="0cm" fo:margin-bottom="0cm" loext:contextual-spacing="false"/>
    </style:style>
    <style:style style:name="P20" style:family="paragraph" style:parent-style-name="Text_20_body" style:list-style-name="L5">
      <style:paragraph-properties fo:margin-top="0cm" fo:margin-bottom="0cm" loext:contextual-spacing="false"/>
    </style:style>
    <style:style style:name="P21" style:family="paragraph" style:parent-style-name="Text_20_body" style:list-style-name="L6">
      <style:paragraph-properties fo:margin-top="0cm" fo:margin-bottom="0cm" loext:contextual-spacing="false"/>
    </style:style>
    <style:style style:name="P22" style:family="paragraph" style:parent-style-name="Text_20_body" style:list-style-name="L7">
      <style:paragraph-properties fo:margin-top="0cm" fo:margin-bottom="0cm" loext:contextual-spacing="false"/>
    </style:style>
    <style:style style:name="P23" style:family="paragraph" style:parent-style-name="Text_20_body" style:list-style-name="L8">
      <style:paragraph-properties fo:margin-top="0cm" fo:margin-bottom="0cm" loext:contextual-spacing="false"/>
    </style:style>
    <style:style style:name="P24" style:family="paragraph" style:parent-style-name="Text_20_body" style:list-style-name="L9">
      <style:paragraph-properties fo:margin-top="0cm" fo:margin-bottom="0cm" loext:contextual-spacing="false"/>
    </style:style>
    <style:style style:name="P25" style:family="paragraph" style:parent-style-name="Text_20_body" style:list-style-name="L10">
      <style:paragraph-properties fo:margin-top="0cm" fo:margin-bottom="0cm" loext:contextual-spacing="false"/>
    </style:style>
    <style:style style:name="P26" style:family="paragraph" style:parent-style-name="Text_20_body" style:list-style-name="L11">
      <style:paragraph-properties fo:margin-top="0cm" fo:margin-bottom="0cm" loext:contextual-spacing="false"/>
    </style:style>
    <style:style style:name="T1" style:family="text">
      <style:text-properties style:font-name="Liberation Serif"/>
    </style:style>
    <style:style style:name="T2" style:family="text">
      <style:text-properties style:font-name="Liberation Serif" fo:font-size="14pt" style:font-size-asian="14pt" style:font-size-complex="14pt"/>
    </style:style>
    <style:style style:name="T3" style:family="text">
      <style:text-properties style:font-name="Liberation Serif" fo:font-size="14pt" officeooo:rsid="001c1247" style:font-size-asian="14pt" style:font-size-complex="14pt"/>
    </style:style>
    <style:style style:name="T4" style:family="text">
      <style:text-properties style:font-name="Liberation Serif" fo:font-size="14pt" officeooo:rsid="001de0ad" style:font-size-asian="14pt" style:font-size-complex="14pt"/>
    </style:style>
    <style:style style:name="T5" style:family="text">
      <style:text-properties style:font-name="Liberation Serif" fo:font-size="14pt" officeooo:rsid="001ea6ab" style:font-size-asian="14pt" style:font-size-complex="14pt"/>
    </style:style>
    <style:style style:name="T6" style:family="text">
      <style:text-properties style:font-name="Liberation Serif" fo:font-size="14pt" style:text-underline-style="solid" style:text-underline-width="auto" style:text-underline-color="font-color" officeooo:rsid="001c1247" style:font-size-asian="14pt" style:font-size-complex="14pt"/>
    </style:style>
    <style:style style:name="T7" style:family="text">
      <style:text-properties style:font-name="Liberation Serif" fo:font-size="14pt" fo:font-weight="bold" style:font-size-asian="14pt" style:font-weight-asian="bold" style:font-size-complex="14pt" style:font-weight-complex="bold"/>
    </style:style>
    <style:style style:name="T8" style:family="text">
      <style:text-properties style:font-name="Liberation Serif" fo:font-size="14pt" fo:font-weight="bold" officeooo:rsid="001de0ad" style:font-size-asian="14pt" style:font-weight-asian="bold" style:font-size-complex="14pt" style:font-weight-complex="bold"/>
    </style:style>
    <style:style style:name="T9" style:family="text">
      <style:text-properties style:font-name="Liberation Serif" fo:font-size="14pt" fo:font-weight="bold" officeooo:rsid="001ea6ab" style:font-size-asian="14pt" style:font-weight-asian="bold" style:font-size-complex="14pt" style:font-weight-complex="bold"/>
    </style:style>
    <style:style style:name="T10" style:family="text">
      <style:text-properties style:font-name="Liberation Serif" fo:font-size="16pt" style:text-underline-style="solid" style:text-underline-width="auto" style:text-underline-color="font-color" style:font-size-asian="16pt" style:font-size-complex="16pt"/>
    </style:style>
    <style:style style:name="T11" style:family="text">
      <style:text-properties style:font-name="Liberation Serif" fo:font-size="16pt" style:text-underline-style="solid" style:text-underline-width="auto" style:text-underline-color="font-color" officeooo:rsid="001c1247" style:font-size-asian="16pt" style:font-size-complex="16pt"/>
    </style:style>
    <style:style style:name="T12" style:family="text">
      <style:text-properties style:font-name="Liberation Serif" fo:font-size="16pt" style:text-underline-style="solid" style:text-underline-width="auto" style:text-underline-color="font-color" officeooo:rsid="001de0ad" style:font-size-asian="16pt" style:font-size-complex="16pt"/>
    </style:style>
    <style:style style:name="T13" style:family="text">
      <style:text-properties style:font-name="Liberation Serif" fo:font-size="16pt" style:text-underline-style="solid" style:text-underline-width="auto" style:text-underline-color="font-color" officeooo:rsid="001ea6ab" style:font-size-asian="16pt" style:font-size-complex="16pt"/>
    </style:style>
    <style:style style:name="T14" style:family="text">
      <style:text-properties style:font-name="Liberation Serif" fo:font-size="16pt" style:font-size-asian="16pt" style:font-size-complex="16pt"/>
    </style:style>
    <style:style style:name="T15" style:family="text">
      <style:text-properties style:font-name="Liberation Serif" fo:font-size="16pt" officeooo:rsid="001de0ad" style:font-size-asian="16pt" style:font-size-complex="16pt"/>
    </style:style>
    <style:style style:name="T16" style:family="text">
      <style:text-properties style:font-name="Liberation Serif" fo:font-size="16pt" officeooo:rsid="001ea6ab" style:font-size-asian="16pt" style:font-size-complex="16pt"/>
    </style:style>
    <style:style style:name="T17" style:family="text">
      <style:text-properties style:font-name="Liberation Serif" officeooo:rsid="001de0ad"/>
    </style:style>
    <style:style style:name="T18" style:family="text">
      <style:text-properties style:font-name="Liberation Serif" fo:font-size="20pt" style:text-underline-style="solid" style:text-underline-width="auto" style:text-underline-color="font-color" officeooo:rsid="001c1247" style:font-size-asian="20pt" style:font-size-complex="20pt"/>
    </style:style>
    <style:style style:name="T19" style:family="text">
      <style:text-properties style:font-name="Liberation Serif" fo:font-size="20pt" style:text-underline-style="none" officeooo:rsid="001c1247" style:font-size-asian="20pt" style:font-size-complex="20pt"/>
    </style:style>
    <style:style style:name="T20" style:family="text">
      <style:text-properties style:font-name="Liberation Serif" fo:font-size="20pt" officeooo:rsid="001c1247" style:font-size-asian="20pt" style:font-size-complex="20pt"/>
    </style:style>
    <style:style style:name="T21" style:family="text">
      <style:text-properties style:font-name="Liberation Serif" fo:font-size="20pt" fo:font-weight="bold" officeooo:rsid="001c1247" style:font-size-asian="20pt" style:font-weight-asian="bold" style:font-size-complex="20pt"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Strong_20_Emphasis"><text:span text:style-name="T18">RAPPORT DU TD 00 (INF 5059)</text:span></text:span><text:span text:style-name="Strong_20_Emphasis"><text:span text:style-name="T19">:</text:span></text:span><text:span text:style-name="Strong_20_Emphasis"><text:span text:style-name="T20"> A</text:span></text:span><text:span text:style-name="Strong_20_Emphasis"><text:span text:style-name="T21">DVANCED</text:span></text:span><text:span text:style-name="Strong_20_Emphasis"><text:span text:style-name="T20"> A</text:span></text:span><text:span text:style-name="Strong_20_Emphasis"><text:span text:style-name="T21">LGORITHMS</text:span></text:span><text:span text:style-name="Strong_20_Emphasis"><text:span text:style-name="T20"> AND DATA STRUCTURES</text:span></text:span></text:p>
      <text:h text:style-name="Heading_20_3" text:outline-level="3"><text:span text:style-name="Strong_20_Emphasis"><text:span text:style-name="T2"/></text:span></text:h>
      <text:h text:style-name="Heading_20_3" text:outline-level="3"><text:span text:style-name="Strong_20_Emphasis"><text:span text:style-name="T11">Exercice</text:span></text:span><text:span text:style-name="Strong_20_Emphasis"><text:span text:style-name="T10">1 :</text:span></text:span><text:span text:style-name="Strong_20_Emphasis"><text:span text:style-name="T14"> Recherche Binaire (Binary Search)</text:span></text:span></text:h>
      <text:p text:style-name="Text_20_body"><text:span text:style-name="Strong_20_Emphasis"><text:span text:style-name="T2">Représentation du Problème :</text:span></text:span><text:span text:style-name="T2"><text:line-break/>Étant donné une liste triée d'entiers, l'objectif est de trouver l'indice d'une valeur cible <text:s/></text:span><text:span text:style-name="T3">(valeur recherchée)</text:span><text:span text:style-name="T2"> en utilisant une méthode de recherche efficace.</text:span></text:p>
      <text:p text:style-name="P11"><text:span text:style-name="Strong_20_Emphasis"><text:span text:style-name="T2">Solution :</text:span></text:span><text:span text:style-name="T2"><text:line-break/></text:span><text:span text:style-name="T3">J’</text:span><text:span text:style-name="T2">implément</text:span><text:span text:style-name="T3">e</text:span><text:span text:style-name="T2"> l'algorithme de recherche binaire qui divise l'espace de recherche en deux à chaque itération. L'algorithme vérifie l'élément central </text:span><text:span text:style-name="T3">(du milieu du tableau ou d’un sous-tableau)</text:span><text:span text:style-name="T2"> et réduit la recherche en fonction de si la cible </text:span><text:span text:style-name="T3">(valeur recherchée) </text:span><text:span text:style-name="T2">est supérieure ou inférieure à cet élément.</text:span></text:p>
      <text:p text:style-name="Text_20_body"><text:span text:style-name="Strong_20_Emphasis"><text:span text:style-name="T2">Exemple d'Entrée/Sortie :</text:span></text:span></text:p>
      <text:list xml:id="list1378093085" text:style-name="L1">
        <text:list-item>
          <text:p text:style-name="P16"><text:span text:style-name="T2">Entrée </text:span><text:span text:style-name="T3">(tableau trié)</text:span><text:span text:style-name="T2"> : </text:span><text:span text:style-name="Source_20_Text"><text:span text:style-name="T2">[1, 3, 5, 7, 9]</text:span></text:span><text:span text:style-name="T2">, Cible </text:span><text:span text:style-name="T3">ou Valeur à rechercher</text:span><text:span text:style-name="T2"> : </text:span><text:span text:style-name="Source_20_Text"><text:span text:style-name="T2">5</text:span></text:span><text:span text:style-name="T2"> </text:span></text:p>
        </text:list-item>
        <text:list-item>
          <text:p text:style-name="P2"><text:span text:style-name="T2">Sortie </text:span><text:span text:style-name="T3">(résultat)</text:span><text:span text:style-name="T2">: </text:span><text:span text:style-name="Source_20_Text"><text:span text:style-name="T2">2</text:span></text:span><text:span text:style-name="T2"> (indice de la cible) </text:span></text:p>
        </text:list-item>
      </text:list>
      <text:p text:style-name="Text_20_body"><text:span text:style-name="Strong_20_Emphasis"><text:span text:style-name="T2">Analyse de la Complexité </text:span></text:span><text:span text:style-name="Strong_20_Emphasis"><text:span text:style-name="T3">pour cet algorithme</text:span></text:span><text:span text:style-name="Strong_20_Emphasis"><text:span text:style-name="T2"> :</text:span></text:span></text:p>
      <text:list xml:id="list3969729074" text:style-name="L2">
        <text:list-item>
          <text:p text:style-name="P17"><text:span text:style-name="Strong_20_Emphasis"><text:span text:style-name="T2">Recherche Binaire :</text:span></text:span><text:span text:style-name="T2"> Complexité de </text:span><text:span text:style-name="Strong_20_Emphasis"><text:span text:style-name="T2">O(log n)</text:span></text:span><text:span text:style-name="T2">. Par exemple, pour un tableau de 16 éléments, la recherche binaire trouve l'élément cible en seulement 4 étapes maximum (car </text:span><text:span text:style-name="Source_20_Text"><text:span text:style-name="T2">log₂(16) = 4</text:span></text:span><text:span text:style-name="T2">). </text:span></text:p>
        </text:list-item>
        <text:list-item>
          <text:p text:style-name="P3"><text:span text:style-name="Strong_20_Emphasis"><text:span text:style-name="T2">Recherche Linéaire :</text:span></text:span><text:span text:style-name="T2"> Complexité de </text:span><text:span text:style-name="Strong_20_Emphasis"><text:span text:style-name="T2">O(n)</text:span></text:span><text:span text:style-name="T2">. Dans le même tableau de 16 éléments, une recherche linéaire peut nécessiter jusqu'à 16 comparaisons dans le pire des cas. </text:span></text:p>
        </text:list-item>
      </text:list>
      <text:p text:style-name="P11"><text:span text:style-name="Strong_20_Emphasis"><text:span text:style-name="T2">Conclusion :</text:span></text:span><text:span text:style-name="T2"><text:line-break/>La recherche binaire est nettement plus rapide pour des grands ensembles de données triés.</text:span></text:p>
      <text:p text:style-name="P11"><text:span text:style-name="Strong_20_Emphasis"><text:span text:style-name="T6"/></text:span></text:p>
      <text:p text:style-name="P11"><text:span text:style-name="Strong_20_Emphasis"><text:span text:style-name="T6"/></text:span></text:p>
      <text:p text:style-name="P11"><text:span text:style-name="Strong_20_Emphasis"><text:span text:style-name="T6"/></text:span></text:p>
      <text:p text:style-name="P11"><text:span text:style-name="Strong_20_Emphasis"><text:span text:style-name="T6"/></text:span></text:p>
      <text:p text:style-name="P11"><text:span text:style-name="Strong_20_Emphasis"><text:span text:style-name="T6"/></text:span></text:p>
      <text:p text:style-name="P11"><text:span text:style-name="Strong_20_Emphasis"><text:span text:style-name="T6"/></text:span></text:p>
      <text:p text:style-name="P11"><text:span text:style-name="Strong_20_Emphasis"><text:span text:style-name="T11"/></text:span></text:p>
      <text:p text:style-name="P11"><text:soft-page-break/><text:span text:style-name="Strong_20_Emphasis"><text:span text:style-name="T11">Exercice</text:span></text:span><text:span text:style-name="Strong_20_Emphasis"><text:span text:style-name="T10">2 :</text:span></text:span><text:span text:style-name="Strong_20_Emphasis"><text:span text:style-name="T14"> Parcours de Graphe (BFS et DFS)</text:span></text:span></text:p>
      <text:p text:style-name="Text_20_body"><text:span text:style-name="Strong_20_Emphasis"><text:span text:style-name="T2">Représentation du Problème :</text:span></text:span><text:span text:style-name="T2"><text:line-break/>Dans une carte de ville modélisée comme un graphe non orienté, les nœuds représentent des emplacements et les arêtes représentent des chemins. L'objectif est d'explorer tous les nœuds et de déterminer la connectivité entre eux, </text:span><text:span text:style-name="T3">c’est-à-dire de savoir si il est possible d’y créer un chemin</text:span><text:span text:style-name="T2">.</text:span></text:p>
      <text:p text:style-name="Text_20_body"><text:span text:style-name="Strong_20_Emphasis"><text:span text:style-name="T2">Solution :</text:span></text:span></text:p>
      <text:list xml:id="list2395032052" text:style-name="L3">
        <text:list-item>
          <text:p text:style-name="P18"><text:span text:style-name="Strong_20_Emphasis"><text:span text:style-name="T2">BFS (Recherche en Largeur) :</text:span></text:span><text:span text:style-name="T2"> </text:span><text:span text:style-name="T3">Ici, on e</text:span><text:span text:style-name="T2">xplore les nœuds niveau par niveau en utilisant une file (queue). </text:span></text:p>
        </text:list-item>
        <text:list-item>
          <text:p text:style-name="P4"><text:span text:style-name="Strong_20_Emphasis"><text:span text:style-name="T2">DFS (Recherche en Profondeur) :</text:span></text:span><text:span text:style-name="T2"> </text:span><text:span text:style-name="T3">Ici, on e</text:span><text:span text:style-name="T2">xplore les nœuds en profondeur avant de revenir en arrière. </text:span><text:span text:style-name="T3">Ceci est </text:span><text:span text:style-name="T2">implémenté à l'aide de la récursion. </text:span></text:p>
        </text:list-item>
      </text:list>
      <text:p text:style-name="Text_20_body"><text:span text:style-name="Strong_20_Emphasis"><text:span text:style-name="T2">Exemple d'Entrée/Sortie :</text:span></text:span></text:p>
      <text:list xml:id="list2617751059" text:style-name="L4">
        <text:list-item>
          <text:p text:style-name="P19"><text:span text:style-name="T7">Graphe :</text:span><text:span text:style-name="T2"> </text:span><text:span text:style-name="Source_20_Text"><text:span text:style-name="T2">A-B, A-C, B-D, C-E</text:span></text:span><text:span text:style-name="T2"> </text:span></text:p>
        </text:list-item>
        <text:list-item>
          <text:p text:style-name="P19"><text:span text:style-name="T7">BFS à partir de </text:span><text:span text:style-name="Source_20_Text"><text:span text:style-name="T7">A</text:span></text:span><text:span text:style-name="T7"> :</text:span><text:span text:style-name="T2"> </text:span><text:span text:style-name="Source_20_Text"><text:span text:style-name="T2">A B C D E</text:span></text:span><text:span text:style-name="T2"> </text:span></text:p>
        </text:list-item>
        <text:list-item>
          <text:p text:style-name="P5"><text:span text:style-name="T7">DFS à partir de </text:span><text:span text:style-name="Source_20_Text"><text:span text:style-name="T7">A</text:span></text:span><text:span text:style-name="T7"> :</text:span><text:span text:style-name="T2"> </text:span><text:span text:style-name="Source_20_Text"><text:span text:style-name="T2">A B D C E</text:span></text:span><text:span text:style-name="T2"> </text:span></text:p>
        </text:list-item>
      </text:list>
      <text:p text:style-name="Text_20_body"><text:span text:style-name="Strong_20_Emphasis"><text:span text:style-name="T2">Analyse de la Complexité :</text:span></text:span></text:p>
      <text:list xml:id="list1418779957" text:style-name="L5">
        <text:list-item>
          <text:p text:style-name="P20"><text:span text:style-name="Strong_20_Emphasis"><text:span text:style-name="T2">Complexité :</text:span></text:span><text:span text:style-name="T2"> </text:span><text:span text:style-name="Strong_20_Emphasis"><text:span text:style-name="T2">O(V + E)</text:span></text:span><text:span text:style-name="T2">, où </text:span><text:span text:style-name="Source_20_Text"><text:span text:style-name="T2">V</text:span></text:span><text:span text:style-name="T2"> est le nombre de sommets et </text:span><text:span text:style-name="Source_20_Text"><text:span text:style-name="T2">E</text:span></text:span><text:span text:style-name="T2"> le nombre d'arêtes. </text:span></text:p>
        </text:list-item>
        <text:list-item>
          <text:p text:style-name="P13">Par exemple, dans un graphe avec 5 nœuds et 4 arêtes, BFS et DFS visitent chaque nœud et chaque arête exactement une fois. </text:p>
        </text:list-item>
      </text:list>
      <text:p text:style-name="Text_20_body"><text:span text:style-name="Strong_20_Emphasis"><text:span text:style-name="T2">Conclusion :</text:span></text:span><text:span text:style-name="T2"><text:line-break/>Le BFS est idéal pour trouver </text:span><text:span text:style-name="T7">le chemin le plus court,</text:span><text:span text:style-name="T2"> tandis que le DFS est efficace pour la recherche de </text:span><text:span text:style-name="T7">chemins profonds.</text:span></text:p>
      <text:h text:style-name="Heading_20_3" text:outline-level="3"><text:span text:style-name="Strong_20_Emphasis"><text:span text:style-name="T2"/></text:span></text:h>
      <text:h text:style-name="Heading_20_3" text:outline-level="3"><text:span text:style-name="Strong_20_Emphasis"><text:span text:style-name="T12">Exercice</text:span></text:span><text:span text:style-name="Strong_20_Emphasis"><text:span text:style-name="T10">3 :</text:span></text:span><text:span text:style-name="Strong_20_Emphasis"><text:span text:style-name="T14"> Programmation Dynamique (Problème du Sac à Dos)</text:span></text:span></text:h>
      <text:p text:style-name="Text_20_body"><text:span text:style-name="Strong_20_Emphasis"><text:span text:style-name="T2">Représentation du Problème :</text:span></text:span><text:span text:style-name="T2"><text:line-break/>Étant donné des objets avec des valeurs et des poids, et une limite de poids maximale, l'objectif est de maximiser la valeur totale sans dépasser la limite de poids.</text:span></text:p>
      <text:p text:style-name="Text_20_body"><text:span text:style-name="Strong_20_Emphasis"><text:span text:style-name="T2">Solution :</text:span></text:span><text:span text:style-name="T2"><text:line-break/></text:span><text:span text:style-name="T4">On i</text:span><text:span text:style-name="T2">mplément</text:span><text:span text:style-name="T4">e l</text:span><text:span text:style-name="T2">'algorithme du </text:span><text:span text:style-name="Strong_20_Emphasis"><text:span text:style-name="T2">sac à dos 0/1</text:span></text:span><text:span text:style-name="T2"> en utilisant la programmation dynamique avec un </text:span><text:span text:style-name="T7">tableau 2D </text:span><text:span text:style-name="Source_20_Text"><text:span text:style-name="T7">dp[i][w]</text:span></text:span><text:span text:style-name="T2">, où </text:span><text:span text:style-name="Source_20_Text"><text:span text:style-name="T7">i</text:span></text:span><text:span text:style-name="T2"> représente </text:span><text:span text:style-name="T7">le nombre d'objets</text:span><text:span text:style-name="T2"> considérés et </text:span><text:span text:style-name="Source_20_Text"><text:span text:style-name="T7">w</text:span></text:span><text:span text:style-name="T2"> la </text:span><text:span text:style-name="T7">capacité de poids actuelle.</text:span></text:p>
      <text:p text:style-name="Text_20_body"><text:span text:style-name="Strong_20_Emphasis"><text:span text:style-name="T2">Exemple d'Entrée/Sortie :</text:span></text:span></text:p>
      <text:list xml:id="list1954283707" text:style-name="L6">
        <text:list-item>
          <text:p text:style-name="P21"><text:soft-page-break/><text:span text:style-name="T7">Objets :</text:span><text:span text:style-name="T2"> </text:span><text:span text:style-name="Source_20_Text"><text:span text:style-name="T2">(60,10), (100,20), (120,30)</text:span></text:span><text:span text:style-name="T2">, Capacité : </text:span><text:span text:style-name="Source_20_Text"><text:span text:style-name="T2">50</text:span></text:span><text:span text:style-name="T2"> </text:span></text:p>
        </text:list-item>
        <text:list-item>
          <text:p text:style-name="P6"><text:span text:style-name="T7">Sortie :</text:span><text:span text:style-name="T2"> Valeur Maximale = </text:span><text:span text:style-name="Source_20_Text"><text:span text:style-name="T2">220</text:span></text:span><text:span text:style-name="T2"> (objets </text:span><text:span text:style-name="Source_20_Text"><text:span text:style-name="T2">(100,20)</text:span></text:span><text:span text:style-name="T2"> et </text:span><text:span text:style-name="Source_20_Text"><text:span text:style-name="T2">(120,30)</text:span></text:span><text:span text:style-name="T2">) </text:span></text:p>
        </text:list-item>
      </text:list>
      <text:p text:style-name="Text_20_body"><text:span text:style-name="Strong_20_Emphasis"><text:span text:style-name="T2">Analyse de la Complexité :</text:span></text:span></text:p>
      <text:list xml:id="list167633553" text:style-name="L7">
        <text:list-item>
          <text:p text:style-name="P22"><text:span text:style-name="Strong_20_Emphasis"><text:span text:style-name="T2">Complexité :</text:span></text:span><text:span text:style-name="T2"> </text:span><text:span text:style-name="Strong_20_Emphasis"><text:span text:style-name="T2">O(n * W)</text:span></text:span><text:span text:style-name="T2">, où </text:span><text:span text:style-name="Source_20_Text"><text:span text:style-name="T2">n</text:span></text:span><text:span text:style-name="T2"> est le nombre d'objets et </text:span><text:span text:style-name="Source_20_Text"><text:span text:style-name="T2">W</text:span></text:span><text:span text:style-name="T2"> la capacité du sac. </text:span></text:p>
        </text:list-item>
        <text:list-item>
          <text:p text:style-name="P7"><text:span text:style-name="T2">Par exemple, pour 3 objets et une capacité de 50, l'algorithme remplit un tableau de </text:span><text:span text:style-name="Source_20_Text"><text:span text:style-name="T2">3 x 50 = 15</text:span></text:span><text:span text:style-name="Source_20_Text"><text:span text:style-name="T4">0</text:span></text:span><text:span text:style-name="T2"> cases. </text:span></text:p>
        </text:list-item>
      </text:list>
      <text:p text:style-name="Text_20_body"><text:span text:style-name="Strong_20_Emphasis"><text:span text:style-name="T2">Conclusion :</text:span></text:span><text:span text:style-name="T2"><text:line-break/>La programmation dynamique optimise les performances en réduisant le nombre de calculs redondants </text:span><text:span text:style-name="T4">c’est-à-dire qui se répètent</text:span><text:span text:style-name="T2">.</text:span></text:p>
      <text:h text:style-name="Heading_20_3" text:outline-level="3"><text:span text:style-name="Strong_20_Emphasis"><text:span text:style-name="T2"/></text:span></text:h>
      <text:h text:style-name="Heading_20_3" text:outline-level="3"><text:span text:style-name="Strong_20_Emphasis"><text:span text:style-name="T12">Exercice</text:span></text:span><text:span text:style-name="Strong_20_Emphasis"><text:span text:style-name="T10">4 :</text:span></text:span><text:span text:style-name="Strong_20_Emphasis"><text:span text:style-name="T14"> Fusion d'Intervalles (Merge Intervals)</text:span></text:span></text:h>
      <text:p text:style-name="Text_20_body"><text:span text:style-name="Strong_20_Emphasis"><text:span text:style-name="T2">Représentation du Problème :</text:span></text:span><text:span text:style-name="T2"><text:line-break/>Dans une application de calendrier, il est nécessaire de fusionner des intervalles de temps qui se chevauchent afin de simplifier la planification.</text:span></text:p>
      <text:p text:style-name="Text_20_body"><text:span text:style-name="Strong_20_Emphasis"><text:span text:style-name="T2">Solution :</text:span></text:span><text:span text:style-name="T2"><text:line-break/>L'algorithme trie les intervalles par heure de début, puis fusionne de manière itérative les intervalles qui se chevauchent </text:span><text:span text:style-name="T4">(qui se confondent)</text:span><text:span text:style-name="T2">.</text:span></text:p>
      <text:p text:style-name="Text_20_body"><text:span text:style-name="Strong_20_Emphasis"><text:span text:style-name="T2">Exemple d'Entrée/Sortie :</text:span></text:span></text:p>
      <text:list xml:id="list3579531896" text:style-name="L8">
        <text:list-item>
          <text:p text:style-name="P23"><text:span text:style-name="T7">Entrée </text:span><text:span text:style-name="T8">des différents intervals</text:span><text:span text:style-name="T7">:</text:span><text:span text:style-name="T2"> </text:span><text:span text:style-name="Source_20_Text"><text:span text:style-name="T2">[(1,3), (2,6), (8,10), (9,12)]</text:span></text:span><text:span text:style-name="T2"> </text:span></text:p>
        </text:list-item>
        <text:list-item>
          <text:p text:style-name="P8"><text:span text:style-name="T7">Sortie </text:span><text:span text:style-name="T8">des intervals fusionnés</text:span><text:span text:style-name="T7">:</text:span><text:span text:style-name="T2"> </text:span><text:span text:style-name="Source_20_Text"><text:span text:style-name="T2">[(1,6), (8,12)]</text:span></text:span><text:span text:style-name="T2"> </text:span></text:p>
        </text:list-item>
      </text:list>
      <text:p text:style-name="Text_20_body"><text:span text:style-name="Strong_20_Emphasis"><text:span text:style-name="T2">Analyse de la Complexité :</text:span></text:span></text:p>
      <text:list xml:id="list70210125" text:style-name="L9">
        <text:list-item>
          <text:p text:style-name="P24"><text:span text:style-name="Strong_20_Emphasis"><text:span text:style-name="T2">Complexité :</text:span></text:span><text:span text:style-name="T2"> </text:span><text:span text:style-name="Strong_20_Emphasis"><text:span text:style-name="T2">O(n log n)</text:span></text:span><text:span text:style-name="T2"> pour le tri des intervalles, puis </text:span><text:span text:style-name="Strong_20_Emphasis"><text:span text:style-name="T2">O(n)</text:span></text:span><text:span text:style-name="T2"> pour la fusion. </text:span></text:p>
        </text:list-item>
        <text:list-item>
          <text:p text:style-name="P9"><text:span text:style-name="T2">Par exemple, pour 4 intervalles, le tri prend environ </text:span><text:span text:style-name="Source_20_Text"><text:span text:style-name="T2">log₂(4) = </text:span></text:span><text:span text:style-name="Source_20_Text"><text:span text:style-name="T7">2</text:span></text:span><text:span text:style-name="T7"> comparaisons par étape. </text:span></text:p>
        </text:list-item>
      </text:list>
      <text:p text:style-name="P15"><text:span text:style-name="Strong_20_Emphasis"><text:span text:style-name="T2">Conclusion :</text:span></text:span><text:span text:style-name="T2"><text:line-break/></text:span><text:span text:style-name="T5">Nous pouvons voir à ce niveau que l</text:span><text:span text:style-name="T2">'efficacité de l'algorithme dépend principalement de l'étape de tri.</text:span></text:p>
      <text:p text:style-name="P15"><text:span text:style-name="Strong_20_Emphasis"><text:span text:style-name="T2"/></text:span></text:p>
      <text:p text:style-name="P15"><text:span text:style-name="Strong_20_Emphasis"><text:span text:style-name="T2"/></text:span></text:p>
      <text:p text:style-name="P15"><text:span text:style-name="Strong_20_Emphasis"><text:span text:style-name="T2"/></text:span></text:p>
      <text:p text:style-name="P15"><text:span text:style-name="Strong_20_Emphasis"><text:span text:style-name="T2"/></text:span></text:p>
      <text:p text:style-name="P15"><text:span text:style-name="Strong_20_Emphasis"><text:span text:style-name="T2"/></text:span></text:p>
      <text:p text:style-name="P15"><text:soft-page-break/><text:span text:style-name="Strong_20_Emphasis"><text:span text:style-name="T2"/></text:span></text:p>
      <text:p text:style-name="P15"><text:span text:style-name="Strong_20_Emphasis"><text:span text:style-name="T13">Exercice</text:span></text:span><text:span text:style-name="Strong_20_Emphasis"><text:span text:style-name="T10">5 :</text:span></text:span><text:span text:style-name="Strong_20_Emphasis"><text:span text:style-name="T14"> Somme Maximale de Sous-Tableau (Algorithme de Kadane)</text:span></text:span></text:p>
      <text:p text:style-name="Text_20_body"><text:span text:style-name="Strong_20_Emphasis"><text:span text:style-name="T2">Représentation du Problème :</text:span></text:span><text:span text:style-name="T2"><text:line-break/>Étant donné un tableau d'entiers, l'objectif est de trouver le sous-tableau contigu avec la somme maximale.</text:span></text:p>
      <text:p text:style-name="Text_20_body"><text:span text:style-name="Strong_20_Emphasis"><text:span text:style-name="T2">Solution :</text:span></text:span><text:span text:style-name="T2"><text:line-break/>L'algorithme de Kadane suit la somme courante du sous-tableau et la réinitialise si elle devient négative, garantissant ainsi une solution optimale.</text:span></text:p>
      <text:p text:style-name="Text_20_body"><text:span text:style-name="Strong_20_Emphasis"><text:span text:style-name="T2">Exemple d'Entrée/Sortie :</text:span></text:span></text:p>
      <text:list xml:id="list3161931633" text:style-name="L10">
        <text:list-item>
          <text:p text:style-name="P25"><text:span text:style-name="T7">T</text:span><text:span text:style-name="T9">ableau en </text:span><text:span text:style-name="T7">Entrée :</text:span><text:span text:style-name="T2"> </text:span><text:span text:style-name="Source_20_Text"><text:span text:style-name="T2">[-2, 1, -3, 4, -1, 2, 1, -5, 4]</text:span></text:span><text:span text:style-name="T2"> </text:span></text:p>
        </text:list-item>
        <text:list-item>
          <text:p text:style-name="P10"><text:span text:style-name="T9">Sous-Tableau en </text:span><text:span text:style-name="T7">Sortie :</text:span><text:span text:style-name="T2"> </text:span><text:span text:style-name="Source_20_Text"><text:span text:style-name="T2">6</text:span></text:span><text:span text:style-name="T2"> (sous-tableau </text:span><text:span text:style-name="Source_20_Text"><text:span text:style-name="T2">[4, -1, 2, 1]</text:span></text:span><text:span text:style-name="T2">) </text:span></text:p>
        </text:list-item>
      </text:list>
      <text:p text:style-name="Text_20_body"><text:span text:style-name="Strong_20_Emphasis"><text:span text:style-name="T2">Analyse de la Complexité :</text:span></text:span></text:p>
      <text:list xml:id="list1189070950" text:style-name="L11">
        <text:list-item>
          <text:p text:style-name="P26"><text:span text:style-name="Strong_20_Emphasis"><text:span text:style-name="T2">Complexité :</text:span></text:span><text:span text:style-name="T2"> </text:span><text:span text:style-name="Strong_20_Emphasis"><text:span text:style-name="T2">O(n)</text:span></text:span><text:span text:style-name="T2"> car chaque élément est traité une seule fois. </text:span></text:p>
        </text:list-item>
        <text:list-item>
          <text:p text:style-name="P14">Par exemple, pour un tableau de 8 éléments, l'algorithme effectue exactement 8 comparaisons. </text:p>
        </text:list-item>
      </text:list>
      <text:p text:style-name="Text_20_body"><text:span text:style-name="Strong_20_Emphasis"><text:span text:style-name="T2">Conclusion :</text:span></text:span><text:span text:style-name="T2"><text:line-break/></text:span><text:span text:style-name="T5">En conclusion, nous pouvons constater que l</text:span><text:span text:style-name="T2">'algorithme de Kadane est </text:span><text:span text:style-name="T7">extrêmement efficace</text:span><text:span text:style-name="T2"> pour des tableaux de grande taille.</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2-04T11:58:34.613002448</meta:creation-date>
    <dc:date>2025-02-04T12:26:37.337332031</dc:date>
    <meta:editing-duration>PT5M12S</meta:editing-duration>
    <meta:editing-cycles>1</meta:editing-cycles>
    <meta:document-statistic meta:table-count="0" meta:image-count="0" meta:object-count="0" meta:page-count="4" meta:paragraph-count="54" meta:word-count="839" meta:character-count="4963" meta:non-whitespace-character-count="4181"/>
    <meta:generator>LibreOffice/6.4.7.2$Linux_X86_64 LibreOffice_project/40$Build-2</meta:generator>
  </office:meta>
</office:document-meta>
</file>